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officeooo:rsid="000b36ac" officeooo:paragraph-rsid="000b36ac" style:font-size-asian="16pt" style:font-size-complex="16pt"/>
    </style:style>
    <style:style style:name="P2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0cca71" officeooo:paragraph-rsid="000cca7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0ebdee" officeooo:paragraph-rsid="000ebde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en" fo:country="US" style:text-underline-style="none" fo:font-weight="bold" officeooo:rsid="0012932d" officeooo:paragraph-rsid="0012932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language="en" fo:country="US" style:text-underline-style="none" fo:font-weight="normal" officeooo:rsid="000b36ac" officeooo:paragraph-rsid="000b36ac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en" fo:country="US" style:text-underline-style="none" fo:font-weight="normal" officeooo:rsid="000b36ac" officeooo:paragraph-rsid="000b36a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en" fo:country="US" style:text-underline-style="none" fo:font-weight="normal" officeooo:rsid="000cca71" officeooo:paragraph-rsid="000cca7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style:text-underline-style="none" fo:font-weight="normal" officeooo:rsid="000cca71" officeooo:paragraph-rsid="000cca71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language="en" fo:country="US" style:text-underline-style="none" fo:font-weight="normal" officeooo:rsid="000cca71" officeooo:paragraph-rsid="000cca71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language="en" fo:country="US" style:text-underline-style="none" fo:font-weight="normal" officeooo:rsid="000cca71" officeooo:paragraph-rsid="00107f8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style:text-underline-style="none" fo:font-weight="normal" officeooo:rsid="000cca71" officeooo:paragraph-rsid="00107f89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text-properties fo:font-size="12pt" fo:language="en" fo:country="US" style:text-underline-style="none" fo:font-weight="normal" officeooo:rsid="000cca71" officeooo:paragraph-rsid="000cca7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style:text-underline-style="none" fo:font-weight="normal" officeooo:rsid="000ebdee" officeooo:paragraph-rsid="000ebdee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text-properties fo:font-size="12pt" fo:language="en" fo:country="US" style:text-underline-style="none" fo:font-weight="normal" officeooo:rsid="000ebdee" officeooo:paragraph-rsid="000ebdee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text-properties fo:font-size="12pt" fo:language="en" fo:country="US" style:text-underline-style="none" fo:font-weight="normal" officeooo:rsid="000ebdee" officeooo:paragraph-rsid="00107f8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style:text-underline-style="none" fo:font-weight="normal" officeooo:rsid="000ebdee" officeooo:paragraph-rsid="000ebde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style:text-underline-style="none" fo:font-weight="normal" officeooo:rsid="000ebdee" officeooo:paragraph-rsid="00107f89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en" fo:country="US" style:text-underline-style="none" fo:font-weight="normal" officeooo:rsid="00107f89" officeooo:paragraph-rsid="00107f8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en" fo:country="US" style:text-underline-style="none" fo:font-weight="normal" officeooo:rsid="00124439" officeooo:paragraph-rsid="00124439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officeooo:rsid="00107f89"/>
    </style:style>
    <style:style style:name="T4" style:family="text">
      <style:text-properties officeooo:rsid="0012932d"/>
    </style:style>
    <style:style style:name="T5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Miramix Project</text:span></text:p>
      <text:p text:style-name="P1"/>
      <text:p text:style-name="P1"><text:span text:style-name="T1">For MVP::</text:span></text:p>
      <text:p text:style-name="P1"/>
      <text:p text:style-name="P5">1. Brand can create product ,create their storefront,create blen<text:span text:style-name="T4">d</text:span>. Also they sign up.</text:p>
      <text:p text:style-name="P5"/>
      <text:p text:style-name="P5">2. Admin:-</text:p>
      <text:p text:style-name="P5"/>
      <text:list xml:id="list3743218614353333313" text:style-name="L1">
        <text:list-item>
          <text:p text:style-name="P6"><text:s/>Approved brand.</text:p>
        </text:list-item>
        <text:list-item>
          <text:p text:style-name="P6">Create <text:span text:style-name="T4">ingredients</text:span> and their mixing rules.</text:p>
        </text:list-item>
        <text:list-item>
          <text:p text:style-name="P7">Make payment to brand</text:p>
        </text:list-item>
        <text:list-item>
          <text:p text:style-name="P7">Administrator to order also Brand.</text:p>
        </text:list-item>
        <text:list-item>
          <text:p text:style-name="P7">Manage the member and brand</text:p>
        </text:list-item>
        <text:list-item>
          <text:p text:style-name="P7">create membership fees for members.</text:p>
        </text:list-item>
      </text:list>
      <text:p text:style-name="P8"/>
      <text:p text:style-name="P8">3. members can <text:span text:style-name="T4">sign up</text:span> and purchase product.</text:p>
      <text:p text:style-name="P8"/>
      <text:list xml:id="list8762182084879780876" text:style-name="L2">
        <text:list-item>
          <text:p text:style-name="P9">Product creation.</text:p>
        </text:list-item>
        <text:list-item>
          <text:p text:style-name="P10">Vol, Amount, <text:span text:style-name="T3">Ingredients</text:span> (multiple ), type</text:p>
        </text:list-item>
        <text:list-item>
          <text:p text:style-name="P9">Category =&gt; Pill, Capsule, Powder ( only 3 for MVP)</text:p>
        </text:list-item>
        <text:list-item>
          <text:p text:style-name="P9">Blend =&gt; Base Blend + <text:span text:style-name="T4">Additional</text:span> Blend -&gt; Demographics [ For 5-10 yrs male].</text:p>
        </text:list-item>
      </text:list>
      <text:p text:style-name="P8"/>
      <text:p text:style-name="P8"/>
      <text:p text:style-name="P8"/>
      <text:p text:style-name="P8"/>
      <text:p text:style-name="P2">What Just <text:span text:style-name="T4">Happened</text:span> ??</text:p>
      <text:p text:style-name="P2"/>
      <text:p text:style-name="P11">1. Admin panel <text:s/>-&gt; <text:span text:style-name="T3">Ingredients</text:span>, Rules</text:p>
      <text:p text:style-name="P8">2. Brand <text:s/>::</text:p>
      <text:p text:style-name="P8"/>
      <text:list xml:id="list25129237412923429" text:style-name="L3">
        <text:list-item>
          <text:p text:style-name="P12">Normal Registration</text:p>
        </text:list-item>
        <text:list-item>
          <text:p text:style-name="P12">Store Front</text:p>
        </text:list-item>
        <text:list-item>
          <text:p text:style-name="P12">Create Blend</text:p>
        </text:list-item>
        <text:list-item>
          <text:p text:style-name="P12">Create Product <text:s text:c="2"/></text:p>
        </text:list-item>
      </text:list>
      <text:p text:style-name="P13">3. Member Registration</text:p>
      <text:p text:style-name="P13">4. Member Purchase</text:p>
      <text:p text:style-name="P13"/>
      <text:p text:style-name="P13">5 Admin</text:p>
      <text:p text:style-name="P13"/>
      <text:list xml:id="list8508637451046761693" text:style-name="L4">
        <text:list-item>
          <text:p text:style-name="P14">Category Creation.</text:p>
        </text:list-item>
        <text:list-item>
          <text:p text:style-name="P15">Creation of <text:span text:style-name="T3">ingredients</text:span></text:p>
        </text:list-item>
        <text:list-item>
          <text:p text:style-name="P14">Define Rule.</text:p>
        </text:list-item>
        <text:list-item>
          <text:p text:style-name="P14">Define Price and <text:span text:style-name="T4">Quantity.</text:span></text:p>
        </text:list-item>
      </text:list>
      <text:p text:style-name="P13"/>
      <text:p text:style-name="P13"/>
      <text:p text:style-name="P3">Our Query ::</text:p>
      <text:p text:style-name="P3"/>
      <text:p text:style-name="P16">1. What would be the category(Pills,Powder,Capsule) form fields when admin add category?</text:p>
      <text:p text:style-name="P17"/>
      <text:p text:style-name="P17"><text:soft-page-break/></text:p>
      <text:p text:style-name="P17">2. What would be the <text:span text:style-name="T3">ingredients</text:span> form fields when admin add <text:span text:style-name="T3">ingredients</text:span>?</text:p>
      <text:p text:style-name="P17"/>
      <text:p text:style-name="P17">3. What would <text:span text:style-name="T3">be ingredients</text:span> mixing rule (like what <text:span text:style-name="T3">amount of x ingredients</text:span> <text:span text:style-name="T3">mix with what amount of y ingredients or brand can't blend a ingredients with b ingredients</text:span> )?</text:p>
      <text:p text:style-name="P18"/>
      <text:p text:style-name="P18">4.Please provide us the set of rules of mixing or creating blend.</text:p>
      <text:p text:style-name="P18"/>
      <text:p text:style-name="P18">5.What would be the price of <text:span text:style-name="T4">ingredients</text:span>? Is price fixed for any fixed amount (like 10 USD for 10 gms)?</text:p>
      <text:p text:style-name="P18"/>
      <text:p text:style-name="P18">6. Is there any fixed weight of products?(Like: If user want to buy powder then user have buy 1kg pack or 500 gms pack. If he /she wants to 5 kgs powder then he has to buy 5 packet of 1 kg powder)</text:p>
      <text:p text:style-name="P18">Otherwise how machine will identify the <text:span text:style-name="T4">ingredients</text:span> amount? </text:p>
      <text:p text:style-name="P19">[Suppose 10 gm sugar is required for 500 grms any blended <text:s/>powder,if blended powder weight is 1 kg then 10 gm sugar is not sufficient.Brand has to give 20 grms of sugar on it. How that will manage ??]</text:p>
      <text:p text:style-name="P18"/>
      <text:p text:style-name="P18"/>
      <text:p text:style-name="P3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5:04:31.736700718</meta:creation-date>
    <dc:date>2015-09-25T16:05:56.467742910</dc:date>
    <meta:editing-duration>PT30M21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2" meta:paragraph-count="38" meta:word-count="323" meta:character-count="1778" meta:non-whitespace-character-count="1498"/>
  </office:meta>
</office:document-meta>
</file>